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3.3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7.5" table:style-name="ce8">
            <text:p>27,5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office:value-type="string" table:style-name="ce9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4" table:style-name="ce8">
            <text:p>4</text:p>
          </table:table-cell>
          <table:table-cell office:value-type="float" office:value="7.5" table:style-name="ce8">
            <text:p>7,5</text:p>
          </table:table-cell>
          <table:table-cell office:value-type="float" office:value="1.5" table:style-name="ce8">
            <text:p>1,5</text:p>
          </table:table-cell>
          <table:table-cell office:value-type="float" office:value="7" table:style-name="ce8">
            <text:p>7</text:p>
          </table:table-cell>
          <table:table-cell office:value-type="float" office:value="11.5" table:style-name="ce8">
            <text:p>11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office:value-type="string" table:style-name="ce9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office:value-type="string" table:style-name="ce9">
            <text:p>13/04/2016: desarrollo (1 hora)</text:p>
            <text:p>14/04/2016: documentación (0,5 horas)</text:p>
          </table:table-cell>
          <table:table-cell office:value-type="string" table:style-name="ce9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office:value-type="string" table:style-name="ce9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" table:style-name="ce8">
            <text:p>9</text:p>
          </table:table-cell>
          <table:table-cell office:value-type="float" office:value="10.5" table:style-name="ce8">
            <text:p>10,5</text:p>
          </table:table-cell>
          <table:table-cell office:value-type="float" office:value="2" table:style-name="ce8">
            <text:p>2</text:p>
          </table:table-cell>
          <table:table-cell office:value-type="float" office:value="9.5" table:style-name="ce8">
            <text:p>9,5</text:p>
          </table:table-cell>
          <table:table-cell office:value-type="float" office:value="6" table:style-name="ce8">
            <text:p>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28/04/2016: implementacion y funcionalidad markers (5h)</text:p>
            <text:p>28/04/2016: reunión (1 horas)</text:p>
            <text:p>03/05/2016: conexión server y markers (3h)</text:p>
          </table:table-cell>
          <table:table-cell office:value-type="string" table:style-name="ce9">
            <text:p>28/04/2016: reunión (1 hora), formatear betancourt (1,5 horas)</text:p>
            <text:p>29/04/2016: torres y betan (3,5 horas)</text:p>
            <text:p>30/04/2016: obtener geocentros y tabla espacios (2,5 horas)</text:p>
            <text:p>6/05/2016: tablas (2 horas)</text:p>
          </table:table-cell>
          <table:table-cell office:value-type="string" table:style-name="ce9">
            <text:p>28/04/2016: reunión (1 horas) 02/05/2016: desarrollo (1 horas)</text:p>
          </table:table-cell>
          <table:table-cell office:value-type="string" table:style-name="ce9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office:value-type="string" table:style-name="ce9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52.5" table:formula="of:=SUM([.B4];[.B7];[.B10];[.B13];[.B16];[.B19])" table:style-name="ce6">
            <text:p>52,5</text:p>
          </table:table-cell>
          <table:table-cell office:value-type="float" office:value="53.5" table:formula="of:=SUM([.C4];[.C7];[.C10];[.C13];[.C16];[.C19])" table:style-name="ce6">
            <text:p>53,5</text:p>
          </table:table-cell>
          <table:table-cell office:value-type="float" office:value="52" table:formula="of:=SUM([.D4];[.D7];[.D10];[.D13];[.D16];[.D19])" table:style-name="ce6">
            <text:p>52</text:p>
          </table:table-cell>
          <table:table-cell office:value-type="float" office:value="44" table:formula="of:=SUM([.E4];[.E7];[.E10];[.E13];[.E16];[.E19])" table:style-name="ce6">
            <text:p>44</text:p>
          </table:table-cell>
          <table:table-cell office:value-type="float" office:value="33.5" table:formula="of:=SUM([.F4];[.F7];[.F10];[.F13];[.F16];[.F19])" table:style-name="ce6">
            <text:p>33,5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5-05T22:20:33Z</dc:date>
    <meta:editing-cycles>52</meta:editing-cycles>
    <meta:editing-duration>PT4521S</meta:editing-duration>
  </office:meta>
</office:document-meta>
</file>